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8.255cm">
          <text:p text:style-name="P3"/>
        </draw:line>
        <draw:frame draw:style-name="gr3" draw:text-style-name="P4" draw:layer="layout" svg:width="6.35cm" svg:height="4.991cm" svg:x="0.635cm" svg:y="3.264cm">
          <draw:text-box>
            <text:p text:style-name="P3"><text:span text:style-name="T2">arrayOut</text:span></text:p>
            <text:p text:style-name="P3"><text:span text:style-name="T2">charIn</text:span></text:p>
            <text:p text:style-name="P3"><text:span text:style-name="T2">charOut</text:span></text:p>
            <text:p text:style-name="P3"><text:span text:style-name="T2">chars</text:span></text:p>
            <text:p text:style-name="P3"><text:span text:style-name="T2">close</text:span></text:p>
            <text:p text:style-name="P3"><text:span text:style-name="T2">lineIn</text:span></text:p>
            <text:p text:style-name="P3"><text:span text:style-name="T2">lineOut</text:span></text:p>
            <text:p text:style-name="P3"><text:span text:style-name="T2">lines</text:span></text:p>
            <text:p text:style-name="P3"><text:span text:style-name="T2">open</text:span></text:p>
            <text:p text:style-name="P3"><text:span text:style-name="T2">position</text:span></text:p>
          </draw:text-box>
        </draw:frame>
        <draw:line draw:style-name="gr2" draw:text-style-name="P2" draw:layer="layout" svg:x1="6.985cm" svg:y1="8.255cm" svg:x2="0.635cm" svg:y2="8.25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28:49</dc:date>
    <dc:language>en-US</dc:language>
    <meta:editing-cycles>11</meta:editing-cycles>
    <meta:editing-duration>PT33M2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